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26.028cm" table:align="margins"/>
    </style:style>
    <style:style style:name="Table1.A" style:family="table-column">
      <style:table-column-properties style:column-width="4.076cm" style:rel-column-width="10263*"/>
    </style:style>
    <style:style style:name="Table1.B" style:family="table-column">
      <style:table-column-properties style:column-width="5.801cm" style:rel-column-width="14607*"/>
    </style:style>
    <style:style style:name="Table1.C" style:family="table-column">
      <style:table-column-properties style:column-width="3.274cm" style:rel-column-width="8242*"/>
    </style:style>
    <style:style style:name="Table1.D" style:family="table-column">
      <style:table-column-properties style:column-width="8.936cm" style:rel-column-width="22499*"/>
    </style:style>
    <style:style style:name="Table1.E" style:family="table-column">
      <style:table-column-properties style:column-width="3.942cm" style:rel-column-width="9924*"/>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background-color="#cccccc"/>
    </style:style>
    <style:style style:name="P2" style:family="paragraph" style:parent-style-name="Standard">
      <style:text-properties fo:background-color="#cccccc"/>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center" style:justify-single-word="false"/>
    </style:style>
    <style:style style:name="P5" style:family="paragraph" style:parent-style-name="Table_20_Contents">
      <style:text-properties fo:font-style="italic" style:font-style-asian="italic" style:font-style-complex="italic"/>
    </style:style>
    <style:style style:name="P6" style:family="paragraph" style:parent-style-name="Standard" style:list-style-name="L1">
      <style:text-properties fo:language="en" fo:country="US"/>
    </style:style>
    <style:style style:name="P7" style:family="paragraph" style:parent-style-name="Standard" style:list-style-name="L1"/>
    <style:style style:name="P8" style:family="paragraph" style:parent-style-name="Standard">
      <style:text-properties fo:background-color="#cccccc"/>
    </style:style>
    <style:style style:name="T1" style:family="text">
      <style:text-properties fo:language="en" fo:country="US"/>
    </style:style>
    <style:style style:name="T2" style:family="text">
      <style:text-properties fo:language="en" fo:country="US"/>
    </style:style>
    <style:style style:name="T3" style:family="text">
      <style:text-properties fo:font-weight="bold" style:font-weight-asian="bold" style:font-weight-complex="bold"/>
    </style:style>
    <style:style style:name="T4" style:family="text">
      <style:text-properties style:text-underline-style="none" fo:font-weight="bold" style:font-weight-asian="bold" style:font-weight-complex="bold"/>
    </style:style>
    <style:style style:name="T5" style:family="text">
      <style:text-properties fo:background-color="#ffff00"/>
    </style:style>
    <style:style style:name="T6" style:family="text">
      <style:text-properties fo:language="ru" fo:country="RU"/>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tracked-changes text:track-changes="false">
        <text:changed-region xml:id="ct252111848" text:id="ct252111848">
          <text:insertion>
            <office:change-info>
              <dc:creator>Unknown Author</dc:creator>
              <dc:date>2017-11-10T02:09:00</dc:date>
            </office:change-info>
          </text:insertion>
        </text:changed-region>
        <text:changed-region xml:id="ct252111536" text:id="ct252111536">
          <text:deletion>
            <office:change-info>
              <dc:creator>Unknown Author</dc:creator>
              <dc:date>2017-11-10T01:12:00</dc:date>
            </office:change-info>
            <text:p text:style-name="Standard"><text:span text:style-name="T1">local</text:span></text:p>
          </text:deletion>
        </text:changed-region>
        <text:changed-region xml:id="ct252105088" text:id="ct252105088">
          <text:deletion>
            <office:change-info>
              <dc:creator>Unknown Author</dc:creator>
              <dc:date>2017-11-10T17:34:00</dc:date>
            </office:change-info>
            <text:p text:style-name="Standard"><text:span text:style-name="T1">.</text:span></text:p>
          </text:deletion>
        </text:changed-region>
        <text:changed-region xml:id="ct252111432" text:id="ct252111432">
          <text:insertion>
            <office:change-info>
              <dc:creator>Unknown Author</dc:creator>
              <dc:date>2017-11-10T01:12:00</dc:date>
            </office:change-info>
          </text:insertion>
        </text:changed-region>
        <text:changed-region xml:id="ct252111328" text:id="ct252111328">
          <text:deletion>
            <office:change-info>
              <dc:creator>Unknown Author</dc:creator>
              <dc:date>2017-11-10T01:13:00</dc:date>
            </office:change-info>
            <text:p text:style-name="P1">CisteraScreenCapture opens connection to the server when a user logged and keeps it alive while some user is logged. This connection is used by both CisteraScreenCapture and the server to exchange with messages. </text:p>
            <text:p text:style-name="P1">If the connection breaks, CisteraScreenCapture tries to reconnect. If reconnecting failed, CisteraScreenCapture terminates ffmpeg streaming if it runs at the moment.</text:p>
          </text:deletion>
        </text:changed-region>
        <text:changed-region xml:id="ct252111224" text:id="ct252111224">
          <text:deletion>
            <office:change-info>
              <dc:creator>Unknown Author</dc:creator>
              <dc:date>2017-11-10T01:13:00</dc:date>
            </office:change-info>
            <text:p text:style-name="P1">CisteraScreenCapture -&gt; server</text:p>
          </text:deletion>
        </text:changed-region>
        <text:changed-region xml:id="ct252111120" text:id="ct252111120">
          <text:deletion>
            <office:change-info>
              <dc:creator>Unknown Author</dc:creator>
              <dc:date>2017-11-10T01:13:00</dc:date>
            </office:change-info>
            <text:p text:style-name="P1">sent when a user logged in</text:p>
          </text:deletion>
        </text:changed-region>
        <text:changed-region xml:id="ct252111016" text:id="ct252111016">
          <text:deletion>
            <office:change-info>
              <dc:creator>Unknown Author</dc:creator>
              <dc:date>2017-11-10T01:13:00</dc:date>
            </office:change-info>
            <text:p text:style-name="P1">LoggedUserName</text:p>
          </text:deletion>
        </text:changed-region>
        <text:changed-region xml:id="ct252110912" text:id="ct252110912">
          <text:deletion>
            <office:change-info>
              <dc:creator>Unknown Author</dc:creator>
              <dc:date>2017-11-10T01:13:00</dc:date>
            </office:change-info>
            <text:p text:style-name="P1">the name of currently logged in user (ASCII string terminated with '\0')</text:p>
          </text:deletion>
        </text:changed-region>
        <text:changed-region xml:id="ct252110808" text:id="ct252110808">
          <text:deletion>
            <office:change-info>
              <dc:creator>Unknown Author</dc:creator>
              <dc:date>2017-11-10T01:13:00</dc:date>
            </office:change-info>
            <text:p text:style-name="P1">OK or error message (ASCII string terminated with '\0')</text:p>
          </text:deletion>
        </text:changed-region>
        <text:changed-region xml:id="ct252110704" text:id="ct252110704">
          <text:deletion>
            <office:change-info>
              <dc:creator>Unknown Author</dc:creator>
              <dc:date>2017-11-10T01:13:00</dc:date>
            </office:change-info>
            <text:p text:style-name="P1">CisteraScreenCapture -&gt; server</text:p>
          </text:deletion>
        </text:changed-region>
        <text:changed-region xml:id="ct252110600" text:id="ct252110600">
          <text:deletion>
            <office:change-info>
              <dc:creator>Unknown Author</dc:creator>
              <dc:date>2017-11-10T01:13:00</dc:date>
            </office:change-info>
            <text:p text:style-name="P1">polling to keep connection alive</text:p>
          </text:deletion>
        </text:changed-region>
        <text:changed-region xml:id="ct252110496" text:id="ct252110496">
          <text:deletion>
            <office:change-info>
              <dc:creator>Unknown Author</dc:creator>
              <dc:date>2017-11-10T01:13:00</dc:date>
            </office:change-info>
            <text:p text:style-name="P1">Poll</text:p>
          </text:deletion>
        </text:changed-region>
        <text:changed-region xml:id="ct252110392" text:id="ct252110392">
          <text:deletion>
            <office:change-info>
              <dc:creator>Unknown Author</dc:creator>
              <dc:date>2017-11-10T01:13:00</dc:date>
            </office:change-info>
            <text:p text:style-name="P1">nothing (0 bytes)</text:p>
          </text:deletion>
        </text:changed-region>
        <text:changed-region xml:id="ct252110288" text:id="ct252110288">
          <text:deletion>
            <office:change-info>
              <dc:creator>Unknown Author</dc:creator>
              <dc:date>2017-11-10T01:13:00</dc:date>
            </office:change-info>
            <text:p text:style-name="P1">nothing (0 byte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4">CisteraScreenCapture</text:span> </text:p>
      <text:p text:style-name="Standard"/>
      <text:p text:style-name="Standard"><text:span text:style-name="T3">Platform:</text:span> Windows7+, C#4.5</text:p>
      <text:p text:style-name="Standard"><text:change-start text:change-id="ct252111848"/></text:p>
      <text:p text:style-name="Standard"><text:change-end text:change-id="ct252111848"/></text:p>
      <text:p text:style-name="Standard">CisteraScreenCapture starts automatically and runs in the background permanently. </text:p>
      <text:p text:style-name="Standard">It has a systray icon. It writes log. </text:p>
      <text:p text:style-name="Standard">It has GUI to edit settings which is accessible only with Administrator privileges. GUI allows editing:</text:p>
      <text:list xml:id="list8133476940134268021" text:style-name="L1">
        <text:list-item>
          <text:p text:style-name="P6">server default ip;</text:p>
        </text:list-item>
        <text:list-item>
          <text:p text:style-name="P6">port listening to server;</text:p>
        </text:list-item>
        <text:list-item>
          <text:p text:style-name="P7"><text:span text:style-name="T1">service domain to resolve by mDNS (default: </text:span><text:change text:change-id="ct252111536"/><text:change text:change-id="ct252105088"/><text:change-start text:change-id="ct252111432"/>cistera<text:change-end text:change-id="ct252111432"/><text:span text:style-name="T1">.);</text:span></text:p>
        </text:list-item>
        <text:list-item>
          <text:p text:style-name="P7"><text:span text:style-name="T1">service type to resolve by mDNS (default: _cisterascreencapturecontroller._tcp</text:span><text:span text:style-name="T1">);</text:span></text:p>
        </text:list-item>
        <text:list-item>
          <text:p text:style-name="P6">captured video source (display, rectangular within virtual space, certain window); </text:p>
        </text:list-item>
        <text:list-item>
          <text:p text:style-name="P6">stop/run;</text:p>
        </text:list-item>
        <text:list-item>
          <text:p text:style-name="P6">exit;</text:p>
        </text:list-item>
      </text:list>
      <text:p text:style-name="Standard">The process requires Administrator privileges to exit. </text:p>
      <text:p text:style-name="Standard"/>
      <text:p text:style-name="Standard"><text:span text:style-name="T1">CisteraScreenCapture monitors user login event. When a user logged in, it uses mDNS discovery to try to resolve the service name</text:span>. </text:p>
      <text:p text:style-name="Standard"/>
      <text:p text:style-name="Standard">Then CisteraScreenCapture sends HTTP GET request:</text:p>
      <text:p text:style-name="Standard"><text:s/>&lt;ip received by mDNS response, otherwise a default preset ip&gt;/screenCapture/register?username=&lt;user name of logged in user&gt;&amp;ipaddress=&lt;ip of client&gt;&amp;port=&lt;client's port which is listening to server&gt;</text:p>
      <text:p text:style-name="Standard"/>
      <text:p text:style-name="Standard">Also CisteraScreenCapture starts accepting TCP connections from the server which are used to exchange with messages. So, the server anytime after can send to CisteraScreenCapture a command to launch/stop ffmpeg streaming. </text:p>
      <text:p text:style-name="Standard"/>
      <text:p text:style-name="Standard">When the user logged off <text:span text:style-name="T5">(check with multiple users)</text:span>, accepting TCP messages and ffmpeg stream if any, are terminated.</text:p>
      <text:p text:style-name="Standard"/>
      <text:p text:style-name="P1"><text:change text:change-id="ct252111328"/></text:p>
      <text:p text:style-name="Standard"/>
      <text:p text:style-name="P3">General message format for communicating between client and server:</text:p>
      <text:p text:style-name="Standard">request/response:</text:p>
      <text:p text:style-name="Standard">[message name+body length (2 bytes)][message name (ASCII string terminated with '\0')][message body, which is interpreted respectively to the message name]</text:p>
      <text:p text:style-name="Standard"/>
      <text:p text:style-name="Standard">Every request must get a response before sending next request. Responses have the same format as requests.</text:p>
      <text:p text:style-name="Standard"/>
      <text:p text:style-name="P3">Messages:</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5">direction</text:p>
          </table:table-cell>
          <table:table-cell table:style-name="Table1.A1" office:value-type="string">
            <text:p text:style-name="P5">description</text:p>
          </table:table-cell>
          <table:table-cell table:style-name="Table1.A1" office:value-type="string">
            <text:p text:style-name="P5">name</text:p>
          </table:table-cell>
          <table:table-cell table:style-name="Table1.A1" office:value-type="string">
            <text:p text:style-name="P5">request body</text:p>
          </table:table-cell>
          <table:table-cell table:style-name="Table1.E1" office:value-type="string">
            <text:p text:style-name="P5">response body</text:p>
          </table:table-cell>
        </table:table-row>
        <table:table-row>
          <table:table-cell table:style-name="Table1.A2" office:value-type="string">
            <text:p text:style-name="P1"><text:change text:change-id="ct252111224"/></text:p>
          </table:table-cell>
          <table:table-cell table:style-name="Table1.A2" office:value-type="string">
            <text:p text:style-name="P1"><text:change text:change-id="ct252111120"/></text:p>
          </table:table-cell>
          <table:table-cell table:style-name="Table1.A2" office:value-type="string">
            <text:p text:style-name="P1"><text:change text:change-id="ct252111016"/></text:p>
          </table:table-cell>
          <table:table-cell table:style-name="Table1.A2" office:value-type="string">
            <text:p text:style-name="P1"><text:change text:change-id="ct252110912"/></text:p>
          </table:table-cell>
          <table:table-cell table:style-name="Table1.E2" office:value-type="string">
            <text:p text:style-name="P1"><text:change text:change-id="ct252110808"/></text:p>
          </table:table-cell>
        </table:table-row>
        <table:table-row>
          <table:table-cell table:style-name="Table1.A2" office:value-type="string">
            <text:p text:style-name="P1"><text:change text:change-id="ct252110704"/></text:p>
          </table:table-cell>
          <table:table-cell table:style-name="Table1.A2" office:value-type="string">
            <text:p text:style-name="P1"><text:change text:change-id="ct252110600"/></text:p>
          </table:table-cell>
          <table:table-cell table:style-name="Table1.A2" office:value-type="string">
            <text:p text:style-name="P1"><text:change text:change-id="ct252110496"/></text:p>
          </table:table-cell>
          <table:table-cell table:style-name="Table1.A2" office:value-type="string">
            <text:p text:style-name="P1"><text:change text:change-id="ct252110392"/></text:p>
          </table:table-cell>
          <table:table-cell table:style-name="Table1.E2" office:value-type="string">
            <text:p text:style-name="P1"><text:change text:change-id="ct252110288"/></text:p>
          </table:table-cell>
        </table:table-row>
        <table:table-row>
          <table:table-cell table:style-name="Table1.A2" office:value-type="string">
            <text:p text:style-name="Standard">server -&gt; CisteraScreenCapture</text:p>
          </table:table-cell>
          <table:table-cell table:style-name="Table1.A2" office:value-type="string">
            <text:p text:style-name="Standard">The server turns on SSL on this TCP channel after receiving a success response. T<text:span text:style-name="T1">he server is SSL server.</text:span></text:p>
            <text:p text:style-name="Standard">The client turns on SSL after sending a success response. The client is SSL client and initiates SSL handshake.</text:p>
          </table:table-cell>
          <table:table-cell table:style-name="Table1.A2" office:value-type="string">
            <text:p text:style-name="Standard">SslStart</text:p>
          </table:table-cell>
          <table:table-cell table:style-name="Table1.A2" office:value-type="string">
            <text:p text:style-name="Standard">nothing (0 bytes)</text:p>
          </table:table-cell>
          <table:table-cell table:style-name="Table1.E2" office:value-type="string">
            <text:p text:style-name="Standard">OK or error message (ASCII string terminated with '\0')</text:p>
          </table:table-cell>
        </table:table-row>
        <table:table-row>
          <table:table-cell table:style-name="Table1.A2" office:value-type="string">
            <text:p text:style-name="Standard">server -&gt; CisteraScreenCapture</text:p>
          </table:table-cell>
          <table:table-cell table:style-name="Table1.A2" office:value-type="string">
            <text:p text:style-name="Standard">Launch ffmpeg stream to the server. If such a stream is running already, it will be terminated and a new one launched.</text:p>
          </table:table-cell>
          <table:table-cell table:style-name="Table1.A2" office:value-type="string">
            <text:p text:style-name="Standard">FfmpegStart</text:p>
          </table:table-cell>
          <table:table-cell table:style-name="Table1.A2" office:value-type="string">
            <text:p text:style-name="Standard">ffmpeg parameters string excluding ffmpeg itself (ASCII string terminated with '\0')</text:p>
            <text:p text:style-name="Standard"/>
            <text:p text:style-name="Standard">Comment:</text:p>
            <text:p text:style-name="Standard">The source of captured video (usually name of display but not only) is configurable on the client and thus should not be sent by the server. As ffmpeg arguments should go in certain order, the client will look for -framerate in the string sent by the server and insert display parameters just after it. </text:p>
          </table:table-cell>
          <table:table-cell table:style-name="Table1.E2" office:value-type="string">
            <text:p text:style-name="Standard">OK or error message (ASCII string terminated with '\0')</text:p>
          </table:table-cell>
        </table:table-row>
        <table:table-row>
          <table:table-cell table:style-name="Table1.A2" office:value-type="string">
            <text:p text:style-name="Standard">server -&gt; CisteraScreenCapture</text:p>
          </table:table-cell>
          <table:table-cell table:style-name="Table1.A2" office:value-type="string">
            <text:p text:style-name="Standard">stop ffmpeg</text:p>
          </table:table-cell>
          <table:table-cell table:style-name="Table1.A2" office:value-type="string">
            <text:p text:style-name="Standard">FfmpegStop</text:p>
          </table:table-cell>
          <table:table-cell table:style-name="Table1.A2" office:value-type="string">
            <text:p text:style-name="Standard">nothing (0 bytes)</text:p>
          </table:table-cell>
          <table:table-cell table:style-name="Table1.E2" office:value-type="string">
            <text:p text:style-name="Standard">OK or error message (ASCII string terminated with '\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30T21:35:23.56</meta:creation-date>
    <dc:date>2017-11-24T01:58:32.11</dc:date>
    <meta:editing-duration>P1DT6H18M16S</meta:editing-duration>
    <meta:editing-cycles>43</meta:editing-cycles>
    <meta:generator>OpenOffice/4.1.1$Win32 OpenOffice.org_project/411m6$Build-9775</meta:generator>
    <meta:document-statistic meta:table-count="1" meta:image-count="0" meta:object-count="0" meta:page-count="1" meta:paragraph-count="60" meta:word-count="516" meta:character-count="3465"/>
  </office:meta>
</office:document-meta>
</file>